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57b" officeooo:paragraph-rsid="001d057b"/>
    </style:style>
    <style:style style:name="P2" style:family="paragraph" style:parent-style-name="Standard">
      <style:text-properties officeooo:rsid="001dc25a" officeooo:paragraph-rsid="001dc25a"/>
    </style:style>
    <style:style style:name="P3" style:family="paragraph" style:parent-style-name="Standard">
      <style:text-properties officeooo:rsid="00206112" officeooo:paragraph-rsid="00206112"/>
    </style:style>
    <style:style style:name="P4" style:family="paragraph" style:parent-style-name="Standard">
      <style:text-properties officeooo:rsid="00210b1b" officeooo:paragraph-rsid="00210b1b"/>
    </style:style>
    <style:style style:name="P5" style:family="paragraph" style:parent-style-name="Standard">
      <style:text-properties officeooo:rsid="00227021" officeooo:paragraph-rsid="00227021"/>
    </style:style>
    <style:style style:name="P6" style:family="paragraph" style:parent-style-name="Standard">
      <style:text-properties officeooo:rsid="0022c912" officeooo:paragraph-rsid="0022c912"/>
    </style:style>
    <style:style style:name="P7" style:family="paragraph" style:parent-style-name="Standard">
      <style:text-properties officeooo:rsid="00230002" officeooo:paragraph-rsid="00230002"/>
    </style:style>
    <style:style style:name="P8" style:family="paragraph" style:parent-style-name="Standard">
      <style:text-properties officeooo:rsid="00252943" officeooo:paragraph-rsid="00252943"/>
    </style:style>
    <style:style style:name="P9" style:family="paragraph" style:parent-style-name="Standard">
      <style:text-properties officeooo:rsid="00255056" officeooo:paragraph-rsid="00255056"/>
    </style:style>
    <style:style style:name="P10" style:family="paragraph" style:parent-style-name="Preformatted_20_Text">
      <style:text-properties officeooo:rsid="001dc25a" officeooo:paragraph-rsid="001dc25a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Standard">
      <style:text-properties officeooo:rsid="00256aab" officeooo:paragraph-rsid="00256aab"/>
    </style:style>
    <style:style style:name="P13" style:family="paragraph" style:parent-style-name="Standard">
      <style:text-properties officeooo:rsid="00255056" officeooo:paragraph-rsid="00255056"/>
    </style:style>
    <style:style style:name="P14" style:family="paragraph" style:parent-style-name="Standard">
      <style:text-properties officeooo:paragraph-rsid="0026923d"/>
    </style:style>
    <style:style style:name="P15" style:family="paragraph" style:parent-style-name="Standard">
      <style:text-properties officeooo:rsid="00297609" officeooo:paragraph-rsid="00297609"/>
    </style:style>
    <style:style style:name="P16" style:family="paragraph" style:parent-style-name="Standard">
      <style:paragraph-properties fo:break-before="page"/>
      <style:text-properties officeooo:paragraph-rsid="0026923d"/>
    </style:style>
    <style:style style:name="P17" style:family="paragraph" style:parent-style-name="Standard">
      <style:paragraph-properties fo:margin-top="0cm" fo:margin-bottom="0cm" style:contextual-spacing="false"/>
      <style:text-properties officeooo:paragraph-rsid="00273e61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6923d" officeooo:paragraph-rsid="0026923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026923d" officeooo:paragraph-rsid="0026923d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273e61" officeooo:paragraph-rsid="00273e61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79a1d" officeooo:paragraph-rsid="00279a1d"/>
    </style:style>
    <style:style style:name="T1" style:family="text">
      <style:text-properties officeooo:rsid="002525d4"/>
    </style:style>
    <style:style style:name="T2" style:family="text">
      <style:text-properties officeooo:rsid="0026923d"/>
    </style:style>
    <style:style style:name="T3" style:family="text">
      <style:text-properties fo:color="#000000"/>
    </style:style>
    <style:style style:name="T4" style:family="text">
      <style:text-properties fo:color="#000000" officeooo:rsid="0026923d"/>
    </style:style>
    <style:style style:name="T5" style:family="text">
      <style:text-properties fo:color="#000000" style:font-name="Liberation Serif" fo:font-size="12pt" style:font-size-asian="12pt" style:font-size-complex="12pt"/>
    </style:style>
    <style:style style:name="T6" style:family="text">
      <style:text-properties fo:color="#000000" style:font-name="Liberation Serif" fo:font-size="12pt" officeooo:rsid="00273e61" style:font-size-asian="12pt" style:font-size-complex="12pt"/>
    </style:style>
    <style:style style:name="T7" style:family="text">
      <style:text-properties fo:color="#000000" style:font-name="Liberation Serif" fo:font-size="12pt" officeooo:rsid="00279a1d" style:font-size-asian="12pt" style:font-size-complex="12pt"/>
    </style:style>
    <style:style style:name="T8" style:family="text">
      <style:text-properties style:font-name="Liberation Serif"/>
    </style:style>
    <style:style style:name="T9" style:family="text">
      <style:text-properties officeooo:rsid="00273e61"/>
    </style:style>
    <style:style style:name="T10" style:family="text">
      <style:text-properties officeooo:rsid="00279a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b</text:p>
      <text:p text:style-name="P1">Get tutorial package:</text:p>
      <text:p text:style-name="P1">~$ sudo apt-get install ros-indigo-ros-tutorials</text:p>
      <text:p text:style-name="P1"/>
      <text:p text:style-name="P1">pmd cube pico</text:p>
      <text:p text:style-name="P1"/>
      <text:p text:style-name="P2"><text:a xlink:type="simple" xlink:href="http://wiki.ros.org/ROS/Tutorials/UsingRosEd">http://wiki.ros.org/ROS/Tutorials/UsingRosEd</text:a></text:p>
      <text:p text:style-name="P2"/>
      <text:p text:style-name="P2"/>
      <text:p text:style-name="P10">$ cd ~/catkin_ws</text:p>
      <text:p text:style-name="Preformatted_20_Text"><text:bookmark text:name="line-2-3"/>$ source devel/setup.bash</text:p>
      <text:p text:style-name="P11"><text:bookmark text:name="line-3-3"/>$ roscd beginner_tutorials</text:p>
      <text:p text:style-name="P3">Ros Robotics by example: Chapter2 Adding collision</text:p>
      <text:p text:style-name="P3"/>
      <text:p text:style-name="P4">Chapter 3</text:p>
      <text:p text:style-name="P4">roslaunch turtlebot_gazebo turtlebot_world.launch</text:p>
      <text:p text:style-name="P4"/>
      <text:p text:style-name="P5">Chapter 4</text:p>
      <text:p text:style-name="P5">Configuering TurtleBot and Installing the 3d sensor software</text:p>
      <text:p text:style-name="P5"/>
      <text:p text:style-name="P5"/>
      <text:p text:style-name="P6">mobmonrob@mobmonrob-GE72VR-6RF:/usr/lib$ /home/mobmonrob/Royale/libroyale-3.13.0.47-LINUX-x86-64Bit/bin/royaleviewer.sh </text:p>
      <text:p text:style-name="P6">/home/mobmonrob/Royale/libroyale-3.13.0.47-LINUX-x86-64Bit/bin/royaleviewer: relocation error: /home/mobmonrob/Royale/libroyale-3.13.0.47-LINUX-x86-64Bit/bin/libspectre3.so: symbol _ZTTNSt7__cxx1118basic_stringstreamIcSt11char_traitsIcESaIcEEE, version GLIBCXX_3.4.21 not defined in file libstdc++.so.6 with link time reference </text:p>
      <text:p text:style-name="P6"/>
      <text:p text:style-name="P6"/>
      <text:p text:style-name="P7">to start royale viewer:</text:p>
      <text:p text:style-name="P7">cd /home/mobmonrob/Royale/libroyale-3.13.0.47-LINUX-x86-64Bit/bin</text:p>
      <text:p text:style-name="P7">./royalevi<text:span text:style-name="T1">e</text:span>wer.sh</text:p>
      <text:p text:style-name="P7"/>
      <text:p text:style-name="P8">cd ~/catkin_workspace/</text:p>
      <text:p text:style-name="P8">catkin_make</text:p>
      <text:p text:style-name="P8">source devel/setup.bash </text:p>
      <text:p text:style-name="P8">roslaunch royale_in_ros camera_driver.launch</text:p>
      <text:p text:style-name="P8"/>
      <text:p text:style-name="P8">Neues Terminal:</text:p>
      <text:p text:style-name="P8">source devel/setup.bash </text:p>
      <text:p text:style-name="P8">rosrun rviz rviz</text:p>
      <text:p text:style-name="P8"/>
      <text:p text:style-name="P8"/>
      <text:p text:style-name="P9">pico-flexx-driver</text:p>
      <text:p text:style-name="P9"/>
      <text:p text:style-name="P9">mobmonrob@mobmonrob-GE72VR-6RF:~/catkin_workspace$ source devel/setup.bash </text:p>
      <text:p text:style-name="P9">mobmonrob@mobmonrob-GE72VR-6RF:~/catkin_workspace$ <text:bookmark-start text:name="__DdeLink__99_1570972221"/>roslaunch pico_flexx_driver pico_flexx_driver.launch publish_tf:=true <text:bookmark-end text:name="__DdeLink__99_1570972221"/></text:p>
      <text:p text:style-name="P16"><text:span text:style-name="T2">Outline edge detection</text:span></text:p>
      <text:p text:style-name="P14"><text:span text:style-name="T2">( </text:span>Depth edge detection by image-based smoothing and morphological operations</text:p>
      <text:p text:style-name="P18"><text:span text:style-name="T3">Syed MohammadAbid HasanKwangheeKo</text:span><text:span text:style-name="T4">)</text:span></text:p>
      <text:p text:style-name="P18"/>
      <text:p text:style-name="P20"><text:span text:style-name="T3">Smoothing data with median filtering (5x5 pixel median)</text:span></text:p>
      <text:p text:style-name="P19"><text:a xlink:type="simple" xlink:href="https://docs.opencv.org/2.4/doc/tutorials/imgproc/gausian_median_blur_bilateral_filter/gausian_median_blur_bilateral_filter.html"><text:span text:style-name="T3">https://docs.opencv.org/2.4/doc/tutorials/imgproc/gausian_median_blur_bilateral_filter/gausian_median_blur_bilateral_filter.html</text:span></text:a></text:p>
      <text:p text:style-name="P19"/>
      <text:p text:style-name="P21"><text:a xlink:type="simple" xlink:href="https://docs.opencv.org/2.4/doc/tutorials/imgproc/opening_closing_hats/opening_closing_hats.html"><text:span text:style-name="T3">https://docs.opencv.org/2.4/doc/tutorials/imgproc/opening_closing_hats/opening_closing_hats.html</text:span></text:a></text:p>
      <text:p text:style-name="P21"/>
      <text:p text:style-name="P21">opening with a disc structuring element</text:p>
      <text:p text:style-name="P21"/>
      <text:p text:style-name="P22">closing with a disc structuring element</text:p>
      <text:p text:style-name="P22"/>
      <text:p text:style-name="P22">canny edge detection</text:p>
      <text:p text:style-name="P21"/>
      <text:p text:style-name="P21"/>
      <text:p text:style-name="P21"/>
      <text:p text:style-name="P21"/>
      <text:p text:style-name="P17"><text:span text:style-name="T6">An Approach to Improvise Canny Edge Detection </text:span><text:span text:style-name="T5">using Morphological Filters </text:span><text:span text:style-name="T7">(</text:span>Venugopala P S<text:span text:style-name="T10">)</text:span></text:p>
      <text:p text:style-name="P21"><text:span text:style-name="T3"/></text:p>
      <text:p text:style-name="P19"/>
      <text:p text:style-name="P19"><text:span text:style-name="T3"/></text:p>
      <text:p text:style-name="P19"/>
      <text:p text:style-name="P19"><text:span text:style-name="T3"/></text:p>
      <text:p text:style-name="P19"><text:span text:style-name="T3"/></text:p>
      <text:p text:style-name="P15">rosrun edge_detection edges.py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8:56:37.243417290</meta:creation-date>
    <dc:date>2018-03-20T12:58:46.897370219</dc:date>
    <meta:editing-duration>PT3H46M5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39" meta:word-count="151" meta:character-count="1923" meta:non-whitespace-character-count="1805"/>
  </office:meta>
</office:document-meta>
</file>